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5,730,793,852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4,808,989,993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4,077,109,396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4,188,935,947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3,899,228,824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4,264,202,737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4,807,086,889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4,444,655,299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3,220,556,882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,120,460,872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3,709,402,085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2,799,593,017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,930,171,468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1,243,868,485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,174,664,853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,430,230,564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,719,017,925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9,194,717,836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,005,064,474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,887,061,866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,787,195,622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,400,033,894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,393,883,55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28:31.003369117</dc:date>
    <meta:editing-duration>PT3H20M32S</meta:editing-duration>
    <meta:editing-cycles>83</meta:editing-cycles>
    <meta:generator>LibreOffice/7.2.6.2$Linux_X86_64 LibreOffice_project/20$Build-2</meta:generator>
    <meta:document-statistic meta:table-count="1" meta:cell-count="48" meta:object-count="0"/>
  </office:meta>
</office:document-meta>
</file>